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8.495cm" table:align="left" fo:background-color="#e0e0e0">
        <style:background-image/>
      </style:table-properties>
    </style:style>
    <style:style style:name="Table1.A" style:family="table-column">
      <style:table-column-properties style:column-width="8.495cm"/>
    </style:style>
    <style:style style:name="Table1.A1" style:family="table-cell">
      <style:table-cell-properties style:vertical-align="middle" fo:padding="0.049cm" fo:border="none"/>
    </style:style>
    <style:style style:name="Table2" style:family="table">
      <style:table-properties style:width="11.247cm" table:align="left" fo:background-color="#e0e0e0">
        <style:background-image/>
      </style:table-properties>
    </style:style>
    <style:style style:name="Table2.A" style:family="table-column">
      <style:table-column-properties style:column-width="11.247cm"/>
    </style:style>
    <style:style style:name="Table2.A1" style:family="table-cell">
      <style:table-cell-properties style:vertical-align="middle" fo:padding="0.049cm" fo:border="none"/>
    </style:style>
    <style:style style:name="Table3" style:family="table">
      <style:table-properties style:width="11.247cm" table:align="left" fo:background-color="#e0e0e0">
        <style:background-image/>
      </style:table-properties>
    </style:style>
    <style:style style:name="Table3.A" style:family="table-column">
      <style:table-column-properties style:column-width="11.247cm"/>
    </style:style>
    <style:style style:name="Table3.A1" style:family="table-cell">
      <style:table-cell-properties style:vertical-align="middle" fo:padding="0.049cm" fo:border="none"/>
    </style:style>
    <style:style style:name="Table4" style:family="table">
      <style:table-properties style:width="9.342cm" table:align="left" fo:background-color="#e0e0e0">
        <style:background-image/>
      </style:table-properties>
    </style:style>
    <style:style style:name="Table4.A" style:family="table-column">
      <style:table-column-properties style:column-width="9.342cm"/>
    </style:style>
    <style:style style:name="Table4.A1" style:family="table-cell">
      <style:table-cell-properties style:vertical-align="middle" fo:padding="0.049cm" fo:border="none"/>
    </style:style>
    <style:style style:name="Table5" style:family="table">
      <style:table-properties style:width="9.342cm" table:align="left" fo:background-color="#e0e0e0">
        <style:background-image/>
      </style:table-properties>
    </style:style>
    <style:style style:name="Table5.A" style:family="table-column">
      <style:table-column-properties style:column-width="9.342cm"/>
    </style:style>
    <style:style style:name="Table5.A1" style:family="table-cell">
      <style:table-cell-properties style:vertical-align="middle" fo:padding="0.049cm" fo:border="none"/>
    </style:style>
    <style:style style:name="Table6" style:family="table">
      <style:table-properties style:width="11.882cm" table:align="left" fo:background-color="#e0e0e0">
        <style:background-image/>
      </style:table-properties>
    </style:style>
    <style:style style:name="Table6.A" style:family="table-column">
      <style:table-column-properties style:column-width="11.882cm"/>
    </style:style>
    <style:style style:name="Table6.A1" style:family="table-cell">
      <style:table-cell-properties style:vertical-align="middle" fo:padding="0.049cm" fo:border="none"/>
    </style:style>
    <style:style style:name="Table7" style:family="table">
      <style:table-properties style:width="5.108cm" table:align="left" fo:background-color="#e0e0e0">
        <style:background-image/>
      </style:table-properties>
    </style:style>
    <style:style style:name="Table7.A" style:family="table-column">
      <style:table-column-properties style:column-width="5.108cm"/>
    </style:style>
    <style:style style:name="Table7.A1" style:family="table-cell">
      <style:table-cell-properties style:vertical-align="middle" fo:padding="0.049cm" fo:border="none"/>
    </style:style>
    <style:style style:name="Table8" style:family="table">
      <style:table-properties style:width="10.823cm" table:align="left" fo:background-color="#e0e0e0">
        <style:background-image/>
      </style:table-properties>
    </style:style>
    <style:style style:name="Table8.A" style:family="table-column">
      <style:table-column-properties style:column-width="10.823cm"/>
    </style:style>
    <style:style style:name="Table8.A1" style:family="table-cell">
      <style:table-cell-properties style:vertical-align="middle" fo:padding="0.049cm" fo:border="none"/>
    </style:style>
    <style:style style:name="Table9" style:family="table">
      <style:table-properties style:width="8.707cm" table:align="left" fo:background-color="#e0e0e0">
        <style:background-image/>
      </style:table-properties>
    </style:style>
    <style:style style:name="Table9.A" style:family="table-column">
      <style:table-column-properties style:column-width="8.707cm"/>
    </style:style>
    <style:style style:name="Table9.A1" style:family="table-cell">
      <style:table-cell-properties style:vertical-align="middle" fo:padding="0.049cm" fo:border="none"/>
    </style:style>
    <style:style style:name="Table10" style:family="table">
      <style:table-properties style:width="3.203cm" table:align="left" fo:background-color="#e0e0e0">
        <style:background-image/>
      </style:table-properties>
    </style:style>
    <style:style style:name="Table10.A" style:family="table-column">
      <style:table-column-properties style:column-width="3.203cm"/>
    </style:style>
    <style:style style:name="Table10.A1" style:family="table-cell">
      <style:table-cell-properties style:vertical-align="middle" fo:padding="0.049cm" fo:border="none"/>
    </style:style>
    <style:style style:name="Table11" style:family="table">
      <style:table-properties style:width="4.473cm" table:align="left" fo:background-color="#e0e0e0">
        <style:background-image/>
      </style:table-properties>
    </style:style>
    <style:style style:name="Table11.A" style:family="table-column">
      <style:table-column-properties style:column-width="4.473cm"/>
    </style:style>
    <style:style style:name="Table11.A1" style:family="table-cell">
      <style:table-cell-properties style:vertical-align="middle" fo:padding="0.049cm" fo:border="none"/>
    </style:style>
    <style:style style:name="Table12" style:family="table">
      <style:table-properties style:width="8.707cm" table:align="left" fo:background-color="#e0e0e0">
        <style:background-image/>
      </style:table-properties>
    </style:style>
    <style:style style:name="Table12.A" style:family="table-column">
      <style:table-column-properties style:column-width="8.707cm"/>
    </style:style>
    <style:style style:name="Table12.A1" style:family="table-cell">
      <style:table-cell-properties style:vertical-align="middle" fo:padding="0.049cm" fo:border="none"/>
    </style:style>
    <style:style style:name="Table13" style:family="table">
      <style:table-properties style:width="14.422cm" table:align="left" fo:background-color="#e0e0e0">
        <style:background-image/>
      </style:table-properties>
    </style:style>
    <style:style style:name="Table13.A" style:family="table-column">
      <style:table-column-properties style:column-width="14.422cm"/>
    </style:style>
    <style:style style:name="Table13.A1" style:family="table-cell">
      <style:table-cell-properties style:vertical-align="middle" fo:padding="0.049cm" fo:border="none"/>
    </style:style>
    <style:style style:name="Table14" style:family="table">
      <style:table-properties style:width="12.517cm" table:align="left" fo:background-color="#e0e0e0">
        <style:background-image/>
      </style:table-properties>
    </style:style>
    <style:style style:name="Table14.A" style:family="table-column">
      <style:table-column-properties style:column-width="12.517cm"/>
    </style:style>
    <style:style style:name="Table14.A1" style:family="table-cell">
      <style:table-cell-properties style:vertical-align="middle" fo:padding="0.049cm" fo:border="none"/>
    </style:style>
    <style:style style:name="Table15" style:family="table">
      <style:table-properties style:width="11.882cm" table:align="left" fo:background-color="#e0e0e0">
        <style:background-image/>
      </style:table-properties>
    </style:style>
    <style:style style:name="Table15.A" style:family="table-column">
      <style:table-column-properties style:column-width="11.882cm"/>
    </style:style>
    <style:style style:name="Table15.A1" style:family="table-cell">
      <style:table-cell-properties style:vertical-align="middle" fo:padding="0.049cm" fo:border="none"/>
    </style:style>
    <style:style style:name="Table16" style:family="table">
      <style:table-properties style:width="12.728cm" table:align="left" fo:background-color="#e0e0e0">
        <style:background-image/>
      </style:table-properties>
    </style:style>
    <style:style style:name="Table16.A" style:family="table-column">
      <style:table-column-properties style:column-width="12.728cm"/>
    </style:style>
    <style:style style:name="Table16.A1" style:family="table-cell">
      <style:table-cell-properties style:vertical-align="middle" fo:padding="0.049cm" fo:border="none"/>
    </style:style>
    <style:style style:name="Table17" style:family="table">
      <style:table-properties style:width="13.998cm" table:align="left" fo:background-color="#e0e0e0">
        <style:background-image/>
      </style:table-properties>
    </style:style>
    <style:style style:name="Table17.A" style:family="table-column">
      <style:table-column-properties style:column-width="13.998cm"/>
    </style:style>
    <style:style style:name="Table17.A1" style:family="table-cell">
      <style:table-cell-properties style:vertical-align="middle" fo:padding="0.049cm" fo:border="none"/>
    </style:style>
    <style:style style:name="Table18" style:family="table">
      <style:table-properties style:width="14.633cm" table:align="left" fo:background-color="#e0e0e0">
        <style:background-image/>
      </style:table-properties>
    </style:style>
    <style:style style:name="Table18.A" style:family="table-column">
      <style:table-column-properties style:column-width="14.633cm"/>
    </style:style>
    <style:style style:name="Table18.A1" style:family="table-cell">
      <style:table-cell-properties style:vertical-align="middle" fo:padding="0.049cm" fo:border="none"/>
    </style:style>
    <style:style style:name="Table19" style:family="table">
      <style:table-properties style:width="8.072cm" table:align="left" fo:background-color="#e0e0e0">
        <style:background-image/>
      </style:table-properties>
    </style:style>
    <style:style style:name="Table19.A" style:family="table-column">
      <style:table-column-properties style:column-width="8.072cm"/>
    </style:style>
    <style:style style:name="Table19.A1" style:family="table-cell">
      <style:table-cell-properties style:vertical-align="middle" fo:padding="0.049cm" fo:border="none"/>
    </style:style>
    <style:style style:name="P1" style:family="paragraph" style:parent-style-name="Heading_20_3">
      <style:text-properties fo:language="en" fo:country="US"/>
    </style:style>
    <style:style style:name="P2" style:family="paragraph" style:parent-style-name="Text_20_body">
      <style:text-properties fo:language="en" fo:country="US"/>
    </style:style>
    <style:style style:name="P3" style:family="paragraph" style:parent-style-name="Preformatted_20_Text">
      <style:paragraph-properties fo:margin-top="0cm" fo:margin-bottom="0.499cm" style:contextual-spacing="false"/>
    </style:style>
    <style:style style:name="P4" style:family="paragraph" style:parent-style-name="Text_20_body">
      <style:paragraph-properties fo:margin-left="0.212cm" fo:margin-right="0.212cm" fo:orphans="1" fo:text-indent="0cm" style:auto-text-indent="false"/>
    </style:style>
    <style:style style:name="P5" style:family="paragraph" style:parent-style-name="Text_20_body">
      <style:text-properties fo:font-weight="bold" style:font-weight-asian="bold" style:font-weight-complex="bold"/>
    </style:style>
    <style:style style:name="fr1" style:family="graphic" style:parent-style-name="OLE">
      <style:graphic-properties fo:margin-left="0cm" fo:margin-right="0cm" fo:margin-top="0cm" fo:margin-bottom="0cm" style:vertical-pos="top" style:vertical-rel="baseline" fo:padding="0cm" fo:border="none" draw:frame-display-scrollbar="false" draw:frame-display-border="false" draw:frame-margin-horizontal="0px" draw:frame-margin-vertical="0px"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Using smbclient </text:h>
      <text:p text:style-name="Text_20_body"><text:bookmark text:name="d0e3631"/>smbclient is samba client with an "ftp like" interface. It is a useful tool to test connectivity to a Windows share. It can be used to transfer files, or to look at share names. In addition, it has a nifty ability to 'tar' (backup) and restore files from a server to a client and visa versa. Let's begin by starting a session to the Windows server: </text:p>
      <table:table table:name="Table1" table:style-name="Table1">
        <table:table-column table:style-name="Table1.A"/>
        <table:table-row table:style-name="TableLine94782308612080">
          <table:table-cell table:style-name="Table1.A1" office:value-type="string">
            <text:p text:style-name="Preformatted_20_Text">smbclient &amp;lt;serviceName&amp;gt; [options]</text:p>
            <text:p text:style-name="P3"><text:s text:c="12"/></text:p>
          </table:table-cell>
        </table:table-row>
      </table:table>
      <text:p text:style-name="Text_20_body">In the case of the service name, this would be the conventional means of "mapping" a service in the Windows environment using the "net" command: </text:p>
      <table:table table:name="Table2" table:style-name="Table2">
        <table:table-column table:style-name="Table2.A"/>
        <table:table-row table:style-name="TableLine94782308799136">
          <table:table-cell table:style-name="Table2.A1" office:value-type="string">
            <text:p text:style-name="Preformatted_20_Text">c:\net use P: \\some--Windows-server\some-share-name</text:p>
            <text:p text:style-name="P3"><text:s text:c="12"/></text:p>
          </table:table-cell>
        </table:table-row>
      </table:table>
      <text:p text:style-name="Text_20_body">The major difference here though is this: In the shell, the '\' has special meaning. Thus, there are three means of "getting around this". Firstly, we could quote the service name: </text:p>
      <table:table table:name="Table3" table:style-name="Table3">
        <table:table-column table:style-name="Table3.A"/>
        <table:table-row table:style-name="TableLine94782309025200">
          <table:table-cell table:style-name="Table3.A1" office:value-type="string">
            <text:p text:style-name="Preformatted_20_Text">smbclient &amp;apos;\\Billy-the-machine\some-share&amp;apos;</text:p>
            <text:p text:style-name="P3"><text:s text:c="12"/></text:p>
          </table:table-cell>
        </table:table-row>
      </table:table>
      <text:p text:style-name="Text_20_body">secondly, we could escape each '\' like:</text:p>
      <table:table table:name="Table4" table:style-name="Table4">
        <table:table-column table:style-name="Table4.A"/>
        <table:table-row table:style-name="TableLine94782309036784">
          <table:table-cell table:style-name="Table4.A1" office:value-type="string">
            <text:p text:style-name="Preformatted_20_Text">smbclient /\/\Billy-the-machine/\some-share</text:p>
            <text:p text:style-name="P3"><text:s text:c="12"/></text:p>
          </table:table-cell>
        </table:table-row>
      </table:table>
      <text:p text:style-name="Text_20_body">or finally, we could just use double the number of '\' as in:</text:p>
      <table:table table:name="Table5" table:style-name="Table5">
        <table:table-column table:style-name="Table5.A"/>
        <table:table-row table:style-name="TableLine94782309040768">
          <table:table-cell table:style-name="Table5.A1" office:value-type="string">
            <text:p text:style-name="Preformatted_20_Text">smbclient \\\\Billy-the-machine\\some-share</text:p>
            <text:p text:style-name="P3"><text:s text:c="12"/></text:p>
          </table:table-cell>
        </table:table-row>
      </table:table>
      <text:p text:style-name="Text_20_body">Any which way will do. Using too few '\' will result in an error. Options that can be used are usernames, connection to a printer service, Etc. </text:p>
      <table:table table:name="Table6" table:style-name="Table6">
        <table:table-column table:style-name="Table6.A"/>
        <table:table-row table:style-name="TableLine94782309044768">
          <table:table-cell table:style-name="Table6.A1" office:value-type="string">
            <text:p text:style-name="Preformatted_20_Text">smbclient \\\\Billy-the-machine\\some-share -U jwhittal</text:p>
            <text:p text:style-name="P3"><text:s text:c="12"/></text:p>
          </table:table-cell>
        </table:table-row>
      </table:table>
      <text:p text:style-name="Text_20_body">This will connect me to the share named "some-share" on Billy-the-machine with the username jwhittal. You will be prompted for a password. We'll return to this in a moment. </text:p>
      <text:p text:style-name="Text_20_body">One means of finding out what the shares on the host machine are is by using the -L switch. Assuming the Windows server is 172.16.1.3, a command such as: </text:p>
      <table:table table:name="Table7" table:style-name="Table7">
        <table:table-column table:style-name="Table7.A"/>
        <table:table-row table:style-name="TableLine94782309048848">
          <table:table-cell table:style-name="Table7.A1" office:value-type="string">
            <text:p text:style-name="Preformatted_20_Text">smbclient -L 172.16.1.3</text:p>
            <text:p text:style-name="P3"><text:s text:c="12"/></text:p>
          </table:table-cell>
        </table:table-row>
      </table:table>
      <text:p text:style-name="Text_20_body">will yield:</text:p>
      <table:table table:name="Table8" table:style-name="Table8">
        <table:table-column table:style-name="Table8.A"/>
        <table:table-row table:style-name="TableLine94782309053344">
          <table:table-cell table:style-name="Table8.A1" office:value-type="string">
            <text:p text:style-name="Preformatted_20_Text">Domain=[WORKGROUP] OS=[Windows 5.0] Server= \</text:p>
            <text:p text:style-name="Preformatted_20_Text"><text:s text:c="16"/>[Windows 2000 LAN Manager]</text:p>
            <text:p text:style-name="Preformatted_20_Text"/>
            <text:p text:style-name="Preformatted_20_Text"><text:s text:c="8"/>Sharename <text:s text:c="5"/>Type <text:s text:c="5"/>Comment</text:p>
            <text:p text:style-name="Preformatted_20_Text"><text:s text:c="8"/>--------- <text:s text:c="5"/>---- <text:s text:c="5"/>-------</text:p>
            <text:p text:style-name="Preformatted_20_Text"><text:s text:c="8"/>IPC$ <text:s text:c="14"/>IPC <text:s text:c="6"/>Remote IPC</text:p>
            <text:p text:style-name="Preformatted_20_Text"><text:soft-page-break/><text:s text:c="8"/>ADMIN$ <text:s text:c="8"/>Disk <text:s text:c="5"/>Remote Admin</text:p>
            <text:p text:style-name="Preformatted_20_Text"><text:s text:c="8"/>C$ <text:s text:c="16"/>Disk <text:s text:c="5"/>Default share</text:p>
            <text:p text:style-name="Preformatted_20_Text"/>
            <text:p text:style-name="Preformatted_20_Text"><text:s text:c="8"/>Server <text:s text:c="18"/>Comment</text:p>
            <text:p text:style-name="Preformatted_20_Text"><text:s text:c="8"/>--------- <text:s text:c="11"/>-------</text:p>
            <text:p text:style-name="Preformatted_20_Text"><text:s text:c="8"/>006097EFC730 <text:s text:c="8"/></text:p>
            <text:p text:style-name="Preformatted_20_Text"/>
            <text:p text:style-name="Preformatted_20_Text"><text:s text:c="8"/>Workgroup <text:s text:c="11"/>Master</text:p>
            <text:p text:style-name="Preformatted_20_Text"><text:s text:c="8"/>--------- <text:s text:c="11"/>-------</text:p>
            <text:p text:style-name="Preformatted_20_Text"><text:s text:c="8"/>QEDUX <text:s text:c="16"/>IPENGUINI</text:p>
            <text:p text:style-name="Preformatted_20_Text"><text:s text:c="8"/>WORKGROUP <text:s text:c="7"/>006097EFC730</text:p>
            <text:p text:style-name="P3"><text:s text:c="12"/></text:p>
          </table:table-cell>
        </table:table-row>
      </table:table>
      <text:p text:style-name="Text_20_body">This show that the default shares on the machine (172.16.1.3) are the IPC$ share, the ADMIN$ share and the C$ share. Now that we know the shares, let's connect to one - c$. </text:p>
      <table:table table:name="Table9" table:style-name="Table9">
        <table:table-column table:style-name="Table9.A"/>
        <table:table-row table:style-name="TableLine94782309057856">
          <table:table-cell table:style-name="Table9.A1" office:value-type="string">
            <text:p text:style-name="Preformatted_20_Text">smbclient \\\\172.16.1.3\\c$ -U jwhittal</text:p>
            <text:p text:style-name="P3"><text:s text:c="12"/></text:p>
          </table:table-cell>
        </table:table-row>
      </table:table>
      <text:p text:style-name="Text_20_body"><text:bookmark text:name="d0e3674"/>smbclient now offers us a prompt, similar to that offered by an ftp session. Simply typing "help" should show us all the commands we can use to 'put' and 'get' files. Once on the host server (the Windows machine), try putting your /etc/hosts file: </text:p>
      <table:table table:name="Table10" table:style-name="Table10">
        <table:table-column table:style-name="Table10.A"/>
        <table:table-row table:style-name="TableLine94782309075360">
          <table:table-cell table:style-name="Table10.A1" office:value-type="string">
            <text:p text:style-name="Preformatted_20_Text">put /etc/hosts</text:p>
            <text:p text:style-name="P3"><text:s text:c="12"/></text:p>
          </table:table-cell>
        </table:table-row>
      </table:table>
      <text:p text:style-name="Text_20_body">It should transfer it elegantly to the Windows machine. Getting files from the remote side is just as easy: </text:p>
      <table:table table:name="Table11" table:style-name="Table11">
        <table:table-column table:style-name="Table11.A"/>
        <table:table-row table:style-name="TableLine94782309080288">
          <table:table-cell table:style-name="Table11.A1" office:value-type="string">
            <text:p text:style-name="Preformatted_20_Text">get pdf995\setup.exe</text:p>
            <text:p text:style-name="P3"><text:s text:c="12"/></text:p>
          </table:table-cell>
        </table:table-row>
      </table:table>
      <text:p text:style-name="Text_20_body">What makes smbclient really nifty is the ability to "tar" up whole subdirectories from one machine to another. In interactive mode (i.e. When there is a smb: \&gt; prompt), one can simply set the "tarmode" flag, as well as the "recurse" and "prompt" toggles, as these will allow us to copy large volumes of data from one machine to another. So, the following commands will copy the pdf995 directory from the Windows server to the Linux client: </text:p>
      <table:table table:name="Table12" table:style-name="Table12">
        <table:table-column table:style-name="Table12.A"/>
        <table:table-row table:style-name="TableLine94782309085200">
          <table:table-cell table:style-name="Table12.A1" office:value-type="string">
            <text:p text:style-name="Preformatted_20_Text">smbclient \\\\172.16.1.3\\c$ -U jwhittal</text:p>
            <text:p text:style-name="Preformatted_20_Text"/>
            <text:p text:style-name="Preformatted_20_Text">smb: \&amp;gt; tarmode</text:p>
            <text:p text:style-name="Preformatted_20_Text">smb: \&amp;gt; lcd /tmp</text:p>
            <text:p text:style-name="Preformatted_20_Text">smb: \&amp;gt; recurse</text:p>
            <text:p text:style-name="Preformatted_20_Text">smb: \&amp;gt; prompt</text:p>
            <text:p text:style-name="Preformatted_20_Text">smb: \&amp;gt; mget pdf995/</text:p>
            <text:p text:style-name="P3"><text:s text:c="12"/></text:p>
          </table:table-cell>
        </table:table-row>
      </table:table>
      <text:p text:style-name="Text_20_body">And bingo, the entire directory get transferred to your Linux host. Naturally, transferring in the reverse direction is just as easy, only this time we can use a 'put' rather than a 'get'. </text:p>
      <text:p text:style-name="Text_20_body">Another powerful feature is the ability to make these type of transfers in a non-interactive manner. </text:p>
      <table:table table:name="Table13" table:style-name="Table13">
        <table:table-column table:style-name="Table13.A"/>
        <table:table-row table:style-name="TableLine94782309089248">
          <table:table-cell table:style-name="Table13.A1" office:value-type="string">
            <text:p text:style-name="Preformatted_20_Text">smbclient \\\\172.16.1.3\\c$ -U jwhittal -Tc backup.995.tar pdf995/</text:p>
            <text:p text:style-name="P3"><text:s text:c="12"/></text:p>
          </table:table-cell>
        </table:table-row>
      </table:table>
      <text:p text:style-name="Text_20_body"/>
      <text:p text:style-name="P5"><text:soft-page-break/>smbclient '\\spookysec.local\backup' -U svc-admin</text:p>
      <text:p text:style-name="Text_20_body">What this will do is to create (c) a tar (T) file called backup.995.tar of the directory on the Windows server pdf995/. Notice that despite Windows using a '\' for it's directory delimiter, the smbclient uses the '/' when specifying the directory. Once the tar begins, there is no problem with this, as the output below illustrates (notice here the correct Windows directory delimiter of '\'): </text:p>
      <table:table table:name="Table14" table:style-name="Table14">
        <table:table-column table:style-name="Table14.A"/>
        <table:table-row table:style-name="TableLine94782309096656">
          <table:table-cell table:style-name="Table14.A1" office:value-type="string">
            <text:p text:style-name="Preformatted_20_Text">Domain=[WORKGROUP] OS=[Windows 5.0] Server= \</text:p>
            <text:p text:style-name="Preformatted_20_Text"><text:s text:c="16"/>[Windows 2000 LAN Manager]</text:p>
            <text:p text:style-name="Preformatted_20_Text"><text:s text:c="16"/>directory \pdf995\</text:p>
            <text:p text:style-name="Preformatted_20_Text"><text:s text:c="6"/>5386 ( <text:s/>142.2 kb/s) \pdf995\readme.html</text:p>
            <text:p text:style-name="Preformatted_20_Text"><text:s text:c="16"/>directory \pdf995\res\</text:p>
            <text:p text:style-name="Preformatted_20_Text"><text:s text:c="7"/>200 ( <text:s text:c="3"/>7.5 kb/s) \pdf995\res\995.bat</text:p>
            <text:p text:style-name="Preformatted_20_Text"><text:s text:c="16"/>directory \pdf995\res\convert\</text:p>
            <text:p text:style-name="Preformatted_20_Text"><text:s text:c="5"/>34871 ( <text:s/>396.0 kb/s) \pdf995\res\convert\a010013l.pfb</text:p>
            <text:p text:style-name="Preformatted_20_Text"><text:s text:c="5"/>36354 ( <text:s/>417.7 kb/s) \pdf995\res\convert\a010015l.pfb</text:p>
            <text:p text:style-name="Preformatted_20_Text"><text:s text:c="5"/>35156 ( <text:s/>377.3 kb/s) \pdf995\res\convert\a010033l.pfb</text:p>
            <text:p text:style-name="Preformatted_20_Text"><text:s text:c="5"/>36128 ( <text:s/>452.3 kb/s) \pdf995\res\convert\a010035l.pfb</text:p>
            <text:p text:style-name="Preformatted_20_Text"><text:s text:c="16"/>....</text:p>
            <text:p text:style-name="P3"><text:s text:c="12"/></text:p>
          </table:table-cell>
        </table:table-row>
      </table:table>
      <text:p text:style-name="Text_20_body">and restoring that file we deleted by accident:)</text:p>
      <table:table table:name="Table15" table:style-name="Table15">
        <table:table-column table:style-name="Table15.A"/>
        <table:table-row table:style-name="TableLine94782309100672">
          <table:table-cell table:style-name="Table15.A1" office:value-type="string">
            <text:p text:style-name="Preformatted_20_Text"><text:s text:c="8"/>smbclient \\\\172.16.1.3\\c$ -U jwhittal \</text:p>
            <text:p text:style-name="Preformatted_20_Text"><text:s text:c="16"/>-Tx backup.995.tar ./pdf995/readme.html</text:p>
            <text:p text:style-name="P3"><text:s text:c="12"/></text:p>
          </table:table-cell>
        </table:table-row>
      </table:table>
      <text:p text:style-name="Text_20_body">So here ends the small chat on smbclient. What makes it so nice is that is can be used to test connectivity to a Windows network. Furthermore, if you set up a SAMBA server and have no Windows clients to test on it (as in the RedHat Certified Engineer Exam), smbclient will do just fine in ensuring your configurations work as stated. Of course, if you plan on setting up SAMBA at all, you should really have Windows clients on which to use it, otherwise all the Linux/UNIX style applications (NIS, NFS and friends) fill the gap occupied by SAMBA. </text:p>
      <text:h text:style-name="P1" text:outline-level="3"><text:bookmark text:name="d0e3707"/>Smbmount/smbumount </text:h>
      <text:p text:style-name="P2"><text:bookmark text:name="d0e3710"/><text:bookmark text:name="d0e3715"/>Once we have established that a Windows machine has some worthwhile stuff to share, it might be nice to have that available at our fingertips each time we use our Linux machine. Perhaps the Windows server is sharing music, or video, or perhaps better still, a software repository. Smbclient has it's uses, but it might be undesirable to transfer this information back and forth as we find a use for it. In this case, a simple answer is to mount these drives on the Linux host as we would any other drive. This is simple to achieve - and works in a fairly similar fashion to what NFS might in an all UNIX environment. </text:p>
      <table:table table:name="Table16" table:style-name="Table16">
        <table:table-column table:style-name="Table16.A"/>
        <table:table-row table:style-name="TableLine94782309110960">
          <table:table-cell table:style-name="Table16.A1" office:value-type="string">
            <text:p text:style-name="Preformatted_20_Text">smbmount \\\\172.16.1.3\\c$ /mnt/thumb -o username=jwhittal</text:p>
            <text:p text:style-name="P3"><text:s text:c="16"/></text:p>
          </table:table-cell>
        </table:table-row>
      </table:table>
      <text:p text:style-name="P2">This time, the smbmount command takes the share name, a mount point (/mnt/thumb in my example above) and finally some options. Clearly, since C$ is not a guest based share (and so it should not be), I will need to supply a username for the share. I will be prompted for the password for the user "jwhittal". Since this 'drive' is now mounted, we can begin copying information to and from the mount point. Clearly, this implies that it is being copied to the Windows server. One might <text:soft-page-break/>additionally place this in the /etc/fstab file on your Linux client workstation and therefore have the Windows share reloaded on every reboot of the Linux client workstation. </text:p>
      <text:p text:style-name="P2">Smbumount is the command used to unmount the Windows share. In fact, smbmount and smbumount are just synonyms for the mount and umount commands in Linux. An alternative to the smbmount command above is: </text:p>
      <table:table table:name="Table17" table:style-name="Table17">
        <table:table-column table:style-name="Table17.A"/>
        <table:table-row table:style-name="TableLine94782309119264">
          <table:table-cell table:style-name="Table17.A1" office:value-type="string">
            <text:p text:style-name="Preformatted_20_Text">mount -t smbfs -o username=jwhittal \\\\172.16.1.3\\c$ /mnt/thumb</text:p>
            <text:p text:style-name="P3"><text:s text:c="16"/></text:p>
          </table:table-cell>
        </table:table-row>
      </table:table>
      <text:p text:style-name="P2">Clearly, this would require that the smbfs module is compiled into the kernel and that it is able to mount SAMBA file systems. </text:p>
      <text:h text:style-name="P1" text:outline-level="3"><text:bookmark text:name="d0e3732"/>Nmblookup </text:h>
      <text:p text:style-name="P2"><text:bookmark text:name="d0e3735"/>nmblookup is a command that can be used to do a number of meaningful operations. In the example below, it shows us that this workstation is the master browser for this workgroup, that this machine is a member of the workgroup domain "WORKGROUP", and that the user who is currently logged into this workstation is "jwhittal". </text:p>
      <table:table table:name="Table18" table:style-name="Table18">
        <table:table-column table:style-name="Table18.A"/>
        <table:table-row table:style-name="TableLine94782309125152">
          <table:table-cell table:style-name="Table18.A1" office:value-type="string">
            <text:p text:style-name="Preformatted_20_Text">nmblookup -A 172.16.1.3</text:p>
            <text:p text:style-name="Preformatted_20_Text">Looking up status of 172.16.1.3</text:p>
            <text:p text:style-name="Preformatted_20_Text"><text:s text:c="8"/>006097EFC730 <text:s text:c="3"/>&amp;lt;00&amp;gt; - <text:s text:c="8"/>B &amp;lt;ACTIVE&amp;gt; </text:p>
            <text:p text:style-name="Preformatted_20_Text"><text:s text:c="8"/>WORKGROUP <text:s text:c="6"/>&amp;lt;00&amp;gt; - &amp;lt;GROUP&amp;gt; B &amp;lt;ACTIVE&amp;gt; </text:p>
            <text:p text:style-name="Preformatted_20_Text"><text:s text:c="8"/>006097EFC730 <text:s text:c="3"/>&amp;lt;20&amp;gt; - <text:s text:c="8"/>B &amp;lt;ACTIVE&amp;gt; </text:p>
            <text:p text:style-name="Preformatted_20_Text"><text:s text:c="8"/>006097EFC730 <text:s text:c="3"/>&amp;lt;03&amp;gt; - <text:s text:c="8"/>B &amp;lt;ACTIVE&amp;gt; </text:p>
            <text:p text:style-name="Preformatted_20_Text"><text:s text:c="8"/>WORKGROUP <text:s text:c="6"/>&amp;lt;1e&amp;gt; - &amp;lt;GROUP&amp;gt; B &amp;lt;ACTIVE&amp;gt; </text:p>
            <text:p text:style-name="Preformatted_20_Text"><text:s text:c="8"/>WORKGROUP <text:s text:c="6"/>&amp;lt;1d&amp;gt; - <text:s text:c="8"/>B &amp;lt;ACTIVE&amp;gt; </text:p>
            <text:p text:style-name="Preformatted_20_Text"><text:s text:c="8"/>..__MSBROWSE__. &amp;lt;01&amp;gt; - &amp;lt;GROUP&amp;gt; B &amp;lt;ACTIVE&amp;gt; </text:p>
            <text:p text:style-name="Preformatted_20_Text"><text:s text:c="8"/>JWHITTAL <text:s text:c="7"/>&amp;lt;03&amp;gt; - <text:s text:c="8"/>B &amp;lt;ACTIVE&amp;gt; </text:p>
            <text:p text:style-name="P3"><text:s text:c="16"/></text:p>
          </table:table-cell>
        </table:table-row>
      </table:table>
      <text:p text:style-name="P2">In the example below, the -M option indicates which machines are eligible to be master browsers on the network. </text:p>
      <table:table table:name="Table19" table:style-name="Table19">
        <table:table-column table:style-name="Table19.A"/>
        <table:table-row table:style-name="TableLine94782309131392">
          <table:table-cell table:style-name="Table19.A1" office:value-type="string">
            <text:p text:style-name="Preformatted_20_Text">nmblookup -M -- -</text:p>
            <text:p text:style-name="Preformatted_20_Text">querying __MSBROWSE__ on 172.16.1.255</text:p>
            <text:p text:style-name="Preformatted_20_Text">172.16.1.3 __MSBROWSE__&amp;lt;01&amp;gt;</text:p>
            <text:p text:style-name="Preformatted_20_Text">172.16.1.1 __MSBROWSE__&amp;lt;01&amp;gt;</text:p>
            <text:p text:style-name="P3"><text:s text:c="16"/></text:p>
          </table:table-cell>
        </table:table-row>
      </table:table>
      <text:h text:style-name="P1" text:outline-level="3"><text:bookmark text:name="d0e3748"/>Smbtar </text:h>
      <text:p text:style-name="P2">This is a useful command when you require your Windows system to be backed up to a Linux/UNIX client machine with a tape drive. Smbtar will tar the data to the tape that is on the Linux/UNIX system. </text:p>
      <text:p text:style-name="P2"><text:bookmark text:name="d0e3753"/>This, in a nutshell, is a summary of some of the SAMBA client utilities. They not only allow a Linux machine to operate seamlessly with other hosts on the network, but they offer the ability to treat Windows shares as something akin to NFS in Linux. Thus, it becomes a simple operation to work in an all-Windows environment. </text:p>
      <text:p text:style-name="Standard"/>
      <text:p text:style-name="Standard"/>
      <text:p text:style-name="Standard"/>
      <text:p text:style-name="Standard"><text:soft-page-break/></text:p>
      <text:p text:style-name="Standard"/>
      <text:p text:style-name="Standard"/>
      <text:h text:style-name="Heading_20_1" text:outline-level="1">Linux smbclient Command Tutorial</text:h>
      <text:p text:style-name="Text_20_body">by <text:a xlink:type="simple" xlink:href="https://linuxtect.com/author/ismail/" text:style-name="Internet_20_link" text:visited-style-name="Visited_20_Internet_20_Link">İsmail Baydan</text:a> </text:p>
      <text:p text:style-name="Text_20_body">SMB is a popular protocol used to share files over the network. Even it is created for Windows operating systems it is supported by Linux distributions too. The smbclient command can be used to access Windows shares easily. By using smbclient the remote Windows shares can be listed, uploaded, deleted, or navigated easily. The smbclient command also provides an interactive shell.</text:p>
      <text:h text:style-name="Heading_20_2" text:outline-level="2">Install smbclient</text:h>
      <text:p text:style-name="Text_20_body">The smbclient command is provided with the smbclient package name for the most of the Linux distributions. This package also described as “command-line SMB/CIFS clients for Unix”.</text:p>
      <text:p text:style-name="Text_20_body"><text:span text:style-name="Strong_20_Emphasis">Debian, Ubuntu, Mint, Kali:</text:span></text:p>
      <text:p text:style-name="P3"><text:span text:style-name="Source_20_Text">sudo apt install smbclient</text:span></text:p>
      <text:p text:style-name="Text_20_body"><text:span text:style-name="Strong_20_Emphasis">CentOS, RHEL, Fedora:</text:span></text:p>
      <text:p text:style-name="P3"><text:span text:style-name="Source_20_Text">sudo dnf install smbclient</text:span></text:p>
      <text:h text:style-name="Heading_20_2" text:outline-level="2">List SMB Shares</text:h>
      <text:p text:style-name="Text_20_body">The smbclient can be used for different actions but the most popular usage is listing the shares for the specified SMB/CIFS Windows share service for the remote system. The -L option is used with the smbclient command to list all shares.</text:p>
      <text:p text:style-name="P4"><draw:frame draw:style-name="fr1" draw:name="Object1" text:anchor-type="as-char" svg:width="19.262cm" svg:height="2.381cm" draw:z-index="0"><draw:floating-frame xlink:href="about:blank" xlink:type="simple" xlink:show="embed" xlink:actuate="onLoad"/></draw:frame></text:p>
      <text:p text:style-name="P3"><text:span text:style-name="Source_20_Text">smbclient -L fileserver</text:span></text:p>
      <text:p text:style-name="Text_20_body">Alternatively, the remote server IP address can be used in order to list shares with the <text:span text:style-name="Strong_20_Emphasis">-L</text:span> option. In the following example, we list the shares provided by the IP address 192.168.1.10.</text:p>
      <text:p text:style-name="P3"><text:span text:style-name="Source_20_Text">smbclient -L 192.168.1.10</text:span></text:p>
      <text:h text:style-name="Heading_20_2" text:outline-level="2">List SMB Shares Providing Username </text:h>
      <text:p text:style-name="Text_20_body">The windows share may require access with credentials by providing a username and password. So in order to list SMB shares we should provide the username and password. The -U option is used to specify the username. In the following example, we specify the username as “ismail” to list shares on the remote fileserver.</text:p>
      <text:p text:style-name="P3"><text:span text:style-name="Source_20_Text">smbclient -L fileserver -U ismail</text:span></text:p>
      <text:p text:style-name="Text_20_body"><text:soft-page-break/>After specifying the username the password for this user is requested.</text:p>
      <text:p text:style-name="Text_20_body"><text:a xlink:type="simple" xlink:href="https://linuxtect.com/how-to-mkdir-only-if-directory-not-exist-in-linux/" office:target-frame-name="_blank" xlink:show="new" text:style-name="Internet_20_link" text:visited-style-name="Visited_20_Internet_20_Link">See also  How To "mkdir" Only If Directory Not Exist In Linux?</text:a></text:p>
      <text:h text:style-name="Heading_20_2" text:outline-level="2">List Specified Share Path Content</text:h>
      <text:p text:style-name="Text_20_body">The smbclient can be used to list specified path or directory contents. It is very same to list shares where the path is added after the remote share hostname or IP address. In the following example we list contents of the “\Backup\2021”.</text:p>
      <text:p text:style-name="P3"><text:span text:style-name="Source_20_Text">smbclient -L \\fileserver\Backup\2021</text:span></text:p>
      <text:p text:style-name="Text_20_body">Alternatively the IP address of the file sharing host can be used like below.</text:p>
      <text:p text:style-name="P4"><draw:frame draw:style-name="fr1" draw:name="Object2" text:anchor-type="as-char" svg:width="19.262cm" svg:height="2.381cm" draw:z-index="1"><draw:floating-frame xlink:href="about:blank" xlink:type="simple" xlink:show="embed" xlink:actuate="onLoad"/></draw:frame></text:p>
      <text:p text:style-name="P3"><text:span text:style-name="Source_20_Text">smbclient -L \\192.168.1.10\Backup\2021</text:span></text:p>
      <text:h text:style-name="Heading_20_2" text:outline-level="2">Smb Client Interactive Shell</text:h>
      <text:p text:style-name="Text_20_body">One of the most powerfull features of the smbclient is its interactive shell. The remote share can be connected like and FTP and a new shell is provided via the smbclient. This shell can be used to navigate, list, upload, download, etc. file. The the smb shell can be started just providing the remote share.</text:p>
      <text:p text:style-name="P3"><text:span text:style-name="Source_20_Text">smbclient "\\fileserver\Backup"</text:span></text:p>
      <text:p text:style-name="Text_20_body">If required the username can be provided with the -U option and then the password is prompted automatically.</text:p>
      <text:p text:style-name="P3"><text:span text:style-name="Source_20_Text">smbclient "\\fileserver\Backup" -U ismail</text:span></text:p>
      <text:h text:style-name="Heading_20_2" text:outline-level="2">List Files and Folders</text:h>
      <text:p text:style-name="Text_20_body">In the smbclient interactive shell we can list files with the ls command.</text:p>
      <text:p text:style-name="P3"><text:span text:style-name="Source_20_Text">smb: \&gt; ls</text:span></text:p>
      <text:h text:style-name="Heading_20_2" text:outline-level="2">Upload Files and Folders</text:h>
      <text:p text:style-name="Text_20_body">Files and folders can be uploaded with the mput command. But in order to upload specified folder and its content the recursive mode should be enabled with the recurse command. Also the upload can be started with the mput command.</text:p>
      <text:p text:style-name="Preformatted_20_Text"><text:span text:style-name="Source_20_Text">smb: \&gt; recurse</text:span></text:p>
      <text:p text:style-name="Preformatted_20_Text"><text:span text:style-name="Source_20_Text">smb: \&gt; mput pictures</text:span></text:p>
      <text:p text:style-name="P3"><text:span text:style-name="Source_20_Text">smb: \&gt; mput /home/ismail/downloads</text:span></text:p>
      <text:h text:style-name="Heading_20_2" text:outline-level="2"><text:soft-page-break/>Download Files and Folders</text:h>
      <text:p text:style-name="Text_20_body">Files and folders can be also downloaded with the mget command. If there are multiple files and folders to download the recursive mode should be enabled with the recurse command.</text:p>
      <text:p text:style-name="P4"><draw:frame draw:style-name="fr1" draw:name="Object3" text:anchor-type="as-char" svg:width="19.262cm" svg:height="2.381cm" draw:z-index="2"><draw:floating-frame xlink:href="about:blank" xlink:type="simple" xlink:show="embed" xlink:actuate="onLoad"/></draw:frame></text:p>
      <text:p text:style-name="Preformatted_20_Text"><text:span text:style-name="Source_20_Text">smb: \&gt; recurse</text:span></text:p>
      <text:p text:style-name="P3"><text:span text:style-name="Source_20_Text">smb: \&gt; mget pictures</text:span></text:p>
      <text:h text:style-name="Heading_20_2" text:outline-level="2">List Files and Folders Attributes</text:h>
      <text:p text:style-name="Text_20_body">Like a local file and folder the SMB shared files and folders have different attributes. These attributes can be size, permissions, NTFS attributes etc. The files and folders attributes can be listed with the allinfo command by specifiying the file name.</text:p>
      <text:p text:style-name="P3"><text:span text:style-name="Source_20_Text">smb: \&gt; allinfo data.txt</text:span></text:p>
      <text:h text:style-name="Heading_20_2" text:outline-level="2">Error NT_STATUS_CONNECTION_REFUSED</text:h>
      <text:p text:style-name="Text_20_body">The smbclient try to connect remote windows share service which runs over SMB ports. If these ports are not accessable because of different reasons we may get an error like “<text:span text:style-name="Strong_20_Emphasis">Error NT_STATUS_CONNECTION_REFUSED</text:span>“. The “Error NT_STATUS_CONNECTION_REFUSED” error is related with network and firewall. The service may not not running or firewall blocks access to this services or there is a network problem.</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09:39:18.725744422</meta:creation-date>
    <dc:date>2022-04-04T15:21:01.738649093</dc:date>
    <meta:editing-duration>PT1M36S</meta:editing-duration>
    <meta:editing-cycles>4</meta:editing-cycles>
    <meta:generator>LibreOffice/7.2.4.1$Linux_X86_64 LibreOffice_project/20$Build-1</meta:generator>
    <meta:document-statistic meta:table-count="19" meta:image-count="0" meta:object-count="3" meta:page-count="7" meta:paragraph-count="160" meta:word-count="1977" meta:character-count="13110" meta:non-whitespace-character-count="10439"/>
  </office:meta>
</office:document-meta>
</file>